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0D000004F1AE309E6145C094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7c5" officeooo:paragraph-rsid="0005c7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ta = 0.5, (16,32, 32)</text:p>
      <text:p text:style-name="Standard"><draw:frame draw:style-name="fr1" draw:name="Image1" text:anchor-type="char" svg:width="6.9252in" svg:height="3.7807in" draw:z-index="0"><draw:image xlink:href="Pictures/100000010000090D000004F1AE309E6145C094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49:12.873061640</meta:creation-date>
    <dc:date>2023-11-28T09:50:12.857058570</dc:date>
    <meta:editing-duration>PT5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5" meta:character-count="24" meta:non-whitespace-character-count="20"/>
  </office:meta>
</office:document-meta>
</file>